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language="fr" fo:country="FR"/>
    </style:style>
    <style:style style:name="P4" style:family="paragraph" style:parent-style-name="Text_20_body">
      <style:paragraph-properties fo:margin-left="0in" fo:margin-right="0in" fo:margin-top="0in" fo:margin-bottom="0in" loext:contextual-spacing="false" style:line-height-at-least="0.1665in" fo:text-indent="0in" style:auto-text-indent="false"/>
      <style:text-properties fo:language="fr" fo:country="FR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language="fr" fo:country="FR" officeooo:paragraph-rsid="000cbc7e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00" fo:language="fr" fo:country="FR" fo:font-weight="bold" officeooo:rsid="00087a20" officeooo:paragraph-rsid="00087a20" fo:background-color="#afd095" style:font-weight-asian="bold" style:font-weight-complex="bold"/>
    </style:style>
    <style:style style:name="P7" style:family="paragraph" style:parent-style-name="Text_20_body">
      <style:paragraph-properties fo:margin-left="0in" fo:margin-right="0in" fo:margin-top="0in" fo:margin-bottom="0.1665in" loext:contextual-spacing="false" fo:text-indent="0in" style:auto-text-indent="false"/>
    </style:style>
    <style:style style:name="P8" style:family="paragraph" style:parent-style-name="Text_20_body">
      <style:paragraph-properties fo:margin-left="0in" fo:margin-right="0in" fo:margin-top="0in" fo:margin-bottom="0.1665in" loext:contextual-spacing="false" fo:text-indent="0in" style:auto-text-indent="false"/>
      <style:text-properties fo:language="fr" fo:country="FR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language="fr" fo:country="FR" fo:font-style="italic" officeooo:paragraph-rsid="000797d9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language="fr" fo:country="FR" fo:font-style="italic" fo:font-weight="bold" officeooo:rsid="00087a20" officeooo:paragraph-rsid="00087a20" style:font-weight-asian="bold" style:font-weight-complex="bold"/>
    </style:style>
    <style:style style:name="P1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language="fr" fo:country="FR" fo:font-style="italic" fo:font-weight="bold" officeooo:rsid="000b3dd1" officeooo:paragraph-rsid="000b3dd1" style:font-weight-asian="bold" style:font-weight-complex="bold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language="fr" fo:country="FR" fo:font-style="italic" fo:font-weight="bold" officeooo:rsid="000adb74" officeooo:paragraph-rsid="000adb74" fo:background-color="#f7d1d5" style:font-weight-asian="bold" style:font-weight-complex="bold"/>
    </style:style>
    <style:style style:name="P1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language="fr" fo:country="FR" fo:font-style="italic" fo:font-weight="bold" officeooo:rsid="000b3dd1" officeooo:paragraph-rsid="000b3dd1" fo:background-color="#f7d1d5" style:font-weight-asian="bold" style:font-weight-complex="bold"/>
    </style:style>
    <style:style style:name="P1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language="fr" fo:country="FR" fo:font-style="italic" fo:font-weight="bold" officeooo:rsid="000adb74" officeooo:paragraph-rsid="000adb74" fo:background-color="#afd095" style:font-weight-asian="bold" style:font-weight-complex="bold"/>
    </style:style>
    <style:style style:name="P1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language="fr" fo:country="FR" fo:font-style="italic" fo:font-weight="bold" officeooo:rsid="000cbc7e" officeooo:paragraph-rsid="000cbc7e" fo:background-color="#ff0000" style:font-weight-asian="bold" style:font-weight-complex="bold"/>
    </style:style>
    <style:style style:name="P1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language="fr" fo:country="FR" fo:font-style="italic" officeooo:paragraph-rsid="000d75f8"/>
    </style:style>
    <style:style style:name="P1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00" fo:language="fr" fo:country="FR" fo:font-style="italic" fo:font-weight="bold" officeooo:rsid="000797d9" officeooo:paragraph-rsid="000797d9" fo:background-color="#afd095" style:font-weight-asian="bold" style:font-weight-complex="bold"/>
    </style:style>
    <style:style style:name="P1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00" fo:language="fr" fo:country="FR" fo:font-style="italic" fo:font-weight="bold" officeooo:rsid="00087a20" officeooo:paragraph-rsid="00087a20" fo:background-color="#afd095" style:font-weight-asian="bold" style:font-weight-complex="bold"/>
    </style:style>
    <style:style style:name="T1" style:family="text">
      <style:text-properties fo:language="fr" fo:country="FR" style:text-underline-style="solid" style:text-underline-width="auto" style:text-underline-color="font-color"/>
    </style:style>
    <style:style style:name="T2" style:family="text">
      <style:text-properties style:text-line-through-style="none" style:text-line-through-type="none" fo:language="fr" fo:country="FR" style:text-underline-style="none" style:text-blinking="false"/>
    </style:style>
    <style:style style:name="T3" style:family="text">
      <style:text-properties fo:font-style="italic"/>
    </style:style>
    <style:style style:name="T4" style:family="text">
      <style:text-properties fo:font-style="italic" officeooo:rsid="000797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nsultant analyste de sécurité.</text:p>
      <text:p text:style-name="P8">Lieux : Lyon (69)</text:p>
      <text:p text:style-name="P7"><text:a xlink:type="simple" xlink:href="https://urldefense.proofpoint.com/v2/url?u=https-3A__www.linkedin.com_company_teksystems&amp;d=DwMFaQ&amp;c=_EdSgJoS8igo01XnekBu_azVXoUPxJkwz9O2AzwhBbE&amp;r=YAcRcY0gYbTErx9_8WY01M4elROE26nr8dduY68lqr4&amp;m=E1gx1Vp72WO-sFuXJx9LJZX-I6Rr249cpmO7rZwlfcc&amp;s=9eZnMn9qbHPNUJcOlaPAo1y-w2etymo6RIZAtPpC2Ks&amp;e=" office:target-frame-name="_blank" xlink:show="new" text:style-name="Internet_20_link" text:visited-style-name="Visited_20_Internet_20_Link"><text:span text:style-name="T2">Durée : 3 mois reconductible.</text:span></text:a></text:p>
      <text:p text:style-name="P3"/>
      <text:p text:style-name="P2"><text:a xlink:type="simple" xlink:href="https://urldefense.proofpoint.com/v2/url?u=https-3A__www.linkedin.com_company_teksystems&amp;d=DwMFaQ&amp;c=_EdSgJoS8igo01XnekBu_azVXoUPxJkwz9O2AzwhBbE&amp;r=YAcRcY0gYbTErx9_8WY01M4elROE26nr8dduY68lqr4&amp;m=E1gx1Vp72WO-sFuXJx9LJZX-I6Rr249cpmO7rZwlfcc&amp;s=9eZnMn9qbHPNUJcOlaPAo1y-w2etymo6RIZAtPpC2Ks&amp;e=" office:target-frame-name="_blank" xlink:show="new" text:style-name="Internet_20_link" text:visited-style-name="Visited_20_Internet_20_Link"><text:span text:style-name="T1">Descriptif </text:span></text:a><text:a xlink:type="simple" xlink:href="https://urldefense.proofpoint.com/v2/url?u=https-3A__www.linkedin.com_company_teksystems&amp;d=DwMFaQ&amp;c=_EdSgJoS8igo01XnekBu_azVXoUPxJkwz9O2AzwhBbE&amp;r=YAcRcY0gYbTErx9_8WY01M4elROE26nr8dduY68lqr4&amp;m=E1gx1Vp72WO-sFuXJx9LJZX-I6Rr249cpmO7rZwlfcc&amp;s=9eZnMn9qbHPNUJcOlaPAo1y-w2etymo6RIZAtPpC2Ks&amp;e=" office:target-frame-name="_blank" xlink:show="new" text:style-name="Internet_20_link" text:visited-style-name="Visited_20_Internet_20_Link"><text:span text:style-name="T2">:</text:span></text:a></text:p>
      <text:p text:style-name="P9">Contribution à la mise en oeuvre de la politique de sécurité <text:line-break/>Représentation du Delivery pour tous les aspects de la sécurité de son domaine. <text:line-break/><text:line-break/>Mission : <text:line-break/>- Promotion de la politique de sécurité au sein de son domaine <text:line-break/>- Garatnie de la disponibilité, l’intégrité, la confidentialité et la traçabilité des activités de son domaine conformément au service attendu <text:line-break/>- Garantie de l’authentification des accès aux informations gérées <text:line-break/>- Mise en place les méthodes et outils de sécurité adaptés et accompagner leur implémentation auprès des utilisateurs du Delivery <text:line-break/>- Point de contact des Officiers de sécurité IT et des équipes de Delivery <text:line-break/>- Construction des offres techniques pour le catalogue sécurité <text:line-break/>- Suivi du niveau de sécurité du Delivery (KPI, OLA) en prenant en compte les SLA et les tableaux de bord du client </text:p>
      <text:p text:style-name="P17">KPI : Key Performance indicator</text:p>
      <text:p text:style-name="P6"><text:span text:style-name="T3">1.</text:span><text:span text:style-name="T4">C</text:span><text:span text:style-name="T3">et indicateur clé de performance permet de répondre aux objectifs suivants:</text:span></text:p>
      <text:p text:style-name="P18">évaluation</text:p>
      <text:p text:style-name="P18">diagnostic</text:p>
      <text:p text:style-name="P18">communication</text:p>
      <text:p text:style-name="P18">information</text:p>
      <text:p text:style-name="P18">motivation</text:p>
      <text:p text:style-name="P18">progrès continu</text:p>
      <text:p text:style-name="P6"><text:span text:style-name="T4">2. </text:span><text:span text:style-name="T3">Cet indicateur clé de performance est utilisé dans la présentation de tableaux de bord de gestion, ils doivent etre régulièrement mis à jour.</text:span></text:p>
      <text:p text:style-name="P10"/>
      <text:p text:style-name="P12">OLA : Opertional Level Agreement</text:p>
      <text:p text:style-name="P13">L’objectif est de définir les relations interdépendantes en soutien à SLA</text:p>
      <text:p text:style-name="P11"/>
      <text:p text:style-name="P14">SLA : Service Level Agreement</text:p>
      <text:p text:style-name="P5"><text:span text:style-name="T3">- Réalisation des opérations de Change Management relatives à la sécurité <text:line-break/>- Réalisation du support niveau 3 concernant les solutions sécurité <text:line-break/>- Référent technique <text:line-break/>- Veille technologique <text:line-break/>- Remontée des problèmes de sécurité rencontrés par les équipes de Delivery <text:line-break/>- Préparation et analyse des tableaux de bord de suivi de la sécurité <text:line-break/>- Respect de la confidentialité des échanges d’information <text:line-break/></text:span><text:soft-page-break/><text:span text:style-name="T3"><text:line-break/>Dans le détail : <text:line-break/>Mise en oeuvre sécurité <text:line-break/>"Mise en oeuvre des produits sécurité dans la suite Odigo : </text:span></text:p>
      <text:p text:style-name="P15">Odigo :</text:p>
      <text:p text:style-name="P15">1. Prosodie-Capgemini devient Odigo, une marque Capgemini</text:p>
      <text:p text:style-name="P16">- Mise à disposition des environnements de tests <text:line-break/>- Coordination des ouvertures de flux, déploiement des agents <text:line-break/>- Coordination/réalisation des tests d'impacts <text:line-break/>- Identification des contraintes des produits" <text:line-break/>"Intégration de la sécurité sur les nouveaux produits : <text:line-break/>- Coordination du déploiement des produits de sécurité <text:line-break/>- Maj de la documentation sécurité (PAS, descriptif avant vente, PAS sous-traitant, Etc.)" </text:p>
      <text:p text:style-name="P16"/>
      <text:p text:style-name="P16"><text:line-break/>Run sécurité <text:line-break/>"Run des produits sécurité : <text:line-break/>- Coordination sur le traitement des alertes remontées <text:line-break/>- Intégration des nouveaux clients " <text:line-break/>Coordination/Analyse d'impact sécurisation des sites accessibles d'Internet <text:line-break/>Coordination/Remédiation des actions sur les vulnérabilités produits (RiskRecon, Cybersurveillance, Audit client et interne) <text:line-break/>Reporting d'avancement du traitement des vulnérabilités (Comité vulnérabilité) et mise à jour du référentiel de suivi des vulnérabilités <text:line-break/>"Réalisation des contrôles internes : <text:line-break/>- Habilitation <text:line-break/>- Configuration <text:line-break/>- Inventaire <text:line-break/>- Etc." <text:line-break/>Run autres tâches sécurité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1:16:28.324147407</meta:creation-date>
    <dc:date>2019-06-04T14:04:39.783072097</dc:date>
    <meta:editing-duration>PT2H28M55S</meta:editing-duration>
    <meta:editing-cycles>10</meta:editing-cycles>
    <meta:generator>LibreOffice/6.1.5.2$Linux_X86_64 LibreOffice_project/10$Build-2</meta:generator>
    <meta:document-statistic meta:table-count="0" meta:image-count="0" meta:object-count="0" meta:page-count="2" meta:paragraph-count="22" meta:word-count="438" meta:character-count="2945" meta:non-whitespace-character-count="2487"/>
  </office:meta>
</office:document-meta>
</file>